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751cm" fo:margin-right="-1.501cm" fo:text-indent="0cm" style:auto-text-indent="false"/>
      <style:text-properties fo:color="#c9211e" fo:font-size="12pt" fo:font-style="italic" style:text-underline-style="none" fo:font-weight="bold" officeooo:paragraph-rsid="001a515f" style:font-size-asian="12pt" style:font-style-asian="italic" style:font-weight-asian="bold" style:font-size-complex="12pt" style:font-style-complex="italic" style:font-weight-complex="bold"/>
    </style:style>
    <style:style style:name="P2" style:family="paragraph" style:parent-style-name="Standard">
      <style:paragraph-properties fo:margin-left="-0.751cm" fo:margin-right="-1.501cm" fo:text-indent="0cm" style:auto-text-indent="false"/>
      <style:text-properties fo:color="#c9211e" fo:font-size="12pt" fo:font-style="italic" style:text-underline-style="none" fo:font-weight="bold" officeooo:rsid="00164950" officeooo:paragraph-rsid="001a515f" style:font-size-asian="12pt" style:font-style-asian="italic" style:font-weight-asian="bold" style:font-size-complex="12pt" style:font-style-complex="italic" style:font-weight-complex="bold"/>
    </style:style>
    <style:style style:name="P3" style:family="paragraph" style:parent-style-name="Text_20_body">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Text_20_body">
      <style:paragraph-properties fo:text-align="start" style:justify-single-word="false"/>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text-properties fo:color="#c9211e" fo:font-style="italic" style:text-underline-style="solid" style:text-underline-width="auto" style:text-underline-color="font-color" fo:font-weight="bold" officeooo:rsid="00164950" officeooo:paragraph-rsid="00164950" style:font-style-asian="italic" style:font-weight-asian="bold" style:font-style-complex="italic"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text-properties fo:color="#2a6099"/>
    </style:style>
    <style:style style:name="P14" style:family="paragraph" style:parent-style-name="Text_20_body" style:list-style-name="L12">
      <style:text-properties fo:color="#2a6099"/>
    </style:style>
    <style:style style:name="P15" style:family="paragraph" style:parent-style-name="Text_20_body" style:list-style-name="L8"/>
    <style:style style:name="P16" style:family="paragraph" style:parent-style-name="Text_20_body" style:list-style-name="L9">
      <style:text-properties fo:color="#00a933"/>
    </style:style>
    <style:style style:name="P17" style:family="paragraph" style:parent-style-name="Text_20_body" style:list-style-name="L13">
      <style:text-properties fo:color="#00a933"/>
    </style:style>
    <style:style style:name="P18" style:family="paragraph" style:parent-style-name="Text_20_body" style:list-style-name="L17">
      <style:text-properties fo:color="#00a933"/>
    </style:style>
    <style:style style:name="P19" style:family="paragraph" style:parent-style-name="Text_20_body" style:list-style-name="L10"/>
    <style:style style:name="P20" style:family="paragraph" style:parent-style-name="Text_20_body" style:list-style-name="L14">
      <style:text-properties fo:color="#000000"/>
    </style:style>
    <style:style style:name="P21" style:family="paragraph" style:parent-style-name="Text_20_body" style:list-style-name="L16"/>
    <style:style style:name="P22" style:family="paragraph" style:parent-style-name="Text_20_body" style:list-style-name="L18"/>
    <style:style style:name="P23" style:family="paragraph" style:parent-style-name="Text_20_body">
      <style:text-properties officeooo:paragraph-rsid="00164950"/>
    </style:style>
    <style:style style:name="P24" style:family="paragraph" style:parent-style-name="Text_20_body">
      <style:text-properties officeooo:paragraph-rsid="001e0824"/>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text-properties fo:color="#000000"/>
    </style:style>
    <style:style style:name="P31" style:family="paragraph" style:parent-style-name="Text_20_body" style:list-style-name="L18">
      <style:paragraph-properties fo:margin-top="0cm" fo:margin-bottom="0cm" loext:contextual-spacing="false"/>
    </style:style>
    <style:style style:name="T1"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c9211e" fo:font-style="italic" style:text-underline-style="solid" style:text-underline-width="auto" style:text-underline-color="font-color" fo:font-weight="bold" officeooo:rsid="00164950" style:font-style-asian="italic" style:font-weight-asian="bold" style:font-style-complex="italic" style:font-weight-complex="bold"/>
    </style:style>
    <style:style style:name="T3" style:family="text">
      <style:text-properties fo:color="#00a933"/>
    </style:style>
    <style:style style:name="T4" style:family="text">
      <style:text-properties fo:color="#2a6099"/>
    </style:style>
    <style:style style:name="T5" style:family="text">
      <style:text-properties fo:color="#2a6099" officeooo:rsid="001c4f3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eçon 2: Le brassage des génomes à chaque génération, la reproduction sexuée des eucaryotes</text:p>
      <text:p text:style-name="P5">I/Constat:</text:p>
      <text:list xml:id="list859428735" text:style-name="L1">
        <text:list-item>
          <text:p text:style-name="P25">La méiose permet la formation de cellules haploïdes (gamètes) à partir de cellules diploïdes (cellules mères)</text:p>
        </text:list-item>
        <text:list-item>
          <text:p text:style-name="P7">La fécondation rétablit le nombre de chromosomes de l'espèce en fusionnant un spermatozoïde et un ovocyte pour former un zygote diploïde.</text:p>
        </text:list-item>
      </text:list>
      <text:p text:style-name="P3">II/La fécondation et le rétablissement de la diploïdie:</text:p>
      <text:list xml:id="list2252350930" text:style-name="L2">
        <text:list-item>
          <text:p text:style-name="P8">Les spermatozoïdes et ovocytes se rencontrent dans les voies génitales féminines, et une fois les membranes fusionnées, les pronucléus (noyau des spermatozoïdes) fusionnent pour former un zygote diploïde contenant un allèle maternel et un allèle paternel pour chaque gène.</text:p>
        </text:list-item>
      </text:list>
      <text:p text:style-name="P23"><text:span text:style-name="T2">Constat:</text:span></text:p>
      <text:list xml:id="list1604168426" text:style-name="L3">
        <text:list-item>
          <text:p text:style-name="P26">La génétique est une science jeune qui a émergé avec les travaux de Mendel au début du XXème siècle. Il a compris les notions de gène, d'allèle, d'allèle dominant et récessif, de méiose, etc.</text:p>
        </text:list-item>
        <text:list-item>
          <text:p text:style-name="P9">Les expériences de croisement entre des parents de lignées pures (homozygotes) montrent que les résultats de croisements donnent toujours 100% d'individus hybrides en F1, puis en croisant ces F1 avec des P2, on obtient en moyenne 50% de [vg+] et 50% de [vg] en F2.</text:p>
        </text:list-item>
      </text:list>
      <text:p text:style-name="P24"><text:span text:style-name="T1">PB: </text:span><text:span text:style-name="T4">Comment expliquer les différents phénotypes observés dans cette expérience de monohybridisme et de test-cross.</text:span></text:p>
      <text:p text:style-name="P24"><text:span text:style-name="T1">II/Interprétation d'une expérience de monohybridisme suivie d'un test-cross:</text:span></text:p>
      <text:list xml:id="list1591714637" text:style-name="L4">
        <text:list-item>
          <text:p text:style-name="P27">Le monohybridisme est une expérience de croisement entre 2 populations qui ne diffèrent que d'un caractère.</text:p>
        </text:list-item>
        <text:list-item>
          <text:p text:style-name="P10">La méiose et la fécondation expliquent les résultats des expériences de monohybridisme et les tests-cross associés. Les individus produisent un seul type de gamètes, ce qui conduit à des individus hétérozygotes au phénotype dominant en F1. Le test-cross entre F1 et P2 donne 50% de [vg+] et 50% de [vg] en F2.</text:p>
        </text:list-item>
      </text:list>
      <text:p text:style-name="P6">Constat:</text:p>
      <text:list xml:id="list3013979728" text:style-name="L5">
        <text:list-item>
          <text:p text:style-name="P11">Lors d'une expérience de croisement entre des individus ayant 2 caractères différents (gènes indépendants), les résultats montrent 100% d'individus hétérozygotes en F1, et une variété de phénotypes en F2 (parentaux et recombinés) avec un test-cross.</text:p>
        </text:list-item>
      </text:list>
      <text:p text:style-name="Text_20_body"><text:span text:style-name="T1">PB: </text:span><text:span text:style-name="T3">Comprendre comment ces phénotypes différents apparaissent</text:span></text:p>
      <text:p text:style-name="P3">Interprétation:</text:p>
      <text:list xml:id="list468945731" text:style-name="L6">
        <text:list-item>
          <text:p text:style-name="P28">La méiose et la fécondation sont des phénomènes de la reproduction sexuée qui expliquent les résultats obtenus.</text:p>
        </text:list-item>
        <text:list-item>
          <text:p text:style-name="P12">Le brassage interchromosomique lors de la méiose permet la formation de différents types de gamètes, qui peuvent donner naissance à des phénotypes différents en fonction de la combinaison des allèles.</text:p>
        </text:list-item>
      </text:list>
      <text:p text:style-name="P6">Constat :</text:p>
      <text:list xml:id="list2882488453" text:style-name="L8">
        <text:list-item>
          <text:p text:style-name="P15"><text:soft-page-break/>Lors d'une expérience de dihybridisme avec gènes liés suivie d'un test-cross, des phénotypes recombinés apparaissent en faible proportion, contrairement à ce qui est attendu théoriquement.</text:p>
        </text:list-item>
      </text:list>
      <text:p text:style-name="P3">Problème :</text:p>
      <text:list xml:id="list2715552843" text:style-name="L9">
        <text:list-item>
          <text:p text:style-name="P16">Comprendre comment des phénotypes recombinés peuvent apparaître lorsque les gènes sont liés.</text:p>
        </text:list-item>
      </text:list>
      <text:p text:style-name="P3">Interprétation :</text:p>
      <text:list xml:id="list739493017" text:style-name="L10">
        <text:list-item>
          <text:p text:style-name="P29">La méiose permet l'échange de matériel génétique entre chromatides homologues, appelé crossing-over, qui peut réassocier différemment les allèles de gènes liés.</text:p>
        </text:list-item>
        <text:list-item>
          <text:p text:style-name="P29">La fréquence de recombinaison dépend de la distance chromosomique entre les gènes.</text:p>
        </text:list-item>
        <text:list-item>
          <text:p text:style-name="P19">Les effets du crossing-over s'ajoutent à ceux de la fécondation pour créer une grande diversité de zygotes</text:p>
        </text:list-item>
      </text:list>
      <text:p text:style-name="P6">Constat :</text:p>
      <text:list xml:id="list1016368693" text:style-name="L12">
        <text:list-item>
          <text:p text:style-name="P14">Des cas de monohybridisme chez la drosophile ne correspondent pas aux lois classiques de l'hérédité.</text:p>
        </text:list-item>
      </text:list>
      <text:p text:style-name="P3">Problème :</text:p>
      <text:list xml:id="list98037359" text:style-name="L13">
        <text:list-item>
          <text:p text:style-name="P17">Comprendre comment se forment les différents phénotypes dans ce type de monohybridisme.</text:p>
        </text:list-item>
      </text:list>
      <text:p text:style-name="P3">Interprétation :</text:p>
      <text:list xml:id="list3630393751" text:style-name="L14">
        <text:list-item>
          <text:p text:style-name="P30">Les chromosomes sexuels X et Y ne sont pas homologues et ont des régions différentielles qui contiennent des gènes uniques.</text:p>
        </text:list-item>
        <text:list-item>
          <text:p text:style-name="P30">Si un gène est situé sur la région homologue des chromosomes X et Y, les lois classiques de l'hérédité s'appliquent.</text:p>
        </text:list-item>
        <text:list-item>
          <text:p text:style-name="P20">Si le gène est situé sur la région différentielle de X ou Y, cela complique la transmission héréditaire et peut expliquer les résultats atypiques observés.</text:p>
        </text:list-item>
      </text:list>
      <text:p text:style-name="P6">Constat :</text:p>
      <text:list xml:id="list2188440549" text:style-name="L16">
        <text:list-item>
          <text:p text:style-name="P21">La reproduction sexuée peut produire une grande diversité de zygotes sur le plan génétique.</text:p>
        </text:list-item>
      </text:list>
      <text:p text:style-name="P3">PB :</text:p>
      <text:list xml:id="list2133235653" text:style-name="L17">
        <text:list-item>
          <text:p text:style-name="P18">Chiffrer l'ampleur de cette diversité pour un couple humain.</text:p>
        </text:list-item>
      </text:list>
      <text:p text:style-name="Text_20_body">Evaluation de la diversité génétique :</text:p>
      <text:list xml:id="list2856107272" text:style-name="L18">
        <text:list-item>
          <text:p text:style-name="P31">Chaque individu humain est capable de produire 260 types de gamètes différents grâce aux brassages intra et interchromosomiques.</text:p>
        </text:list-item>
        <text:list-item>
          <text:p text:style-name="P31">Cela permet de créer 1,32.10^36 zygotes différents pour un couple humain.</text:p>
        </text:list-item>
        <text:list-item>
          <text:p text:style-name="P22">La diversité génétique est plus importante si les parents ont un grand nombre de gènes à l'état hétérozygote.</text:p>
        </text:list-item>
      </text:list>
      <text:p text:style-name="P1">BILAN : La reproduction sexuée comprend 2 types de brassages :</text:p>
      <text:p text:style-name="P1">•<text:tab/>Le brassage intrachromosomique avec ses crossing-over en prophase 1.</text:p>
      <text:p text:style-name="P1"><text:soft-page-break/>•<text:tab/>Le brassage interchromosomique avec sa répartition aléatoire et indépendante des chromosomes homologues en anaphase 1.</text:p>
      <text:p text:style-name="P1">Si le hasard est roi, lors de ces brassages, c’est encore lui qui est à la manœuvre lors de la fécondation.</text:p>
      <text:p text:style-name="P2">Il en résulte des zygotes au patrimoine génétique unique et très divers et ce à chaque génér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8T14:52:52.843000000</dc:date>
    <meta:editing-duration>PT3H34M14S</meta:editing-duration>
    <meta:editing-cycles>8</meta:editing-cycles>
    <meta:generator>LibreOffice/6.3.5.2$Windows_X86_64 LibreOffice_project/dd0751754f11728f69b42ee2af66670068624673</meta:generator>
    <meta:document-statistic meta:table-count="0" meta:image-count="0" meta:object-count="0" meta:page-count="3" meta:paragraph-count="48" meta:word-count="732" meta:character-count="4660" meta:non-whitespace-character-count="4001"/>
  </office:meta>
</office:document-meta>
</file>